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y repeats after</text:p>
          </table:table-cell>
          <table:table-cell office:value-type="string">
            <text:p>n repeats aft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|n&gt;1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|n&gt;2</text:p>
          </table:table-cell>
          <table:table-cell office:value-type="string">
            <text:p>?</text:p>
          </table:table-cell>
          <table:table-cell/>
          <table:table-cell office:value-type="string">
            <text:p>Y = x^n _r | 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4|n&gt;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8|n&gt;4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revised postulate: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|n&gt;0</text:p>
          </table:table-cell>
          <table:table-cell table:number-columns-repeated="2"/>
          <table:table-cell office:value-type="string">
            <text:p>if r is even and &gt; 2, then n will repeat (r/2-1)*(r/2)^d given n&gt;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6|n&gt;1</text:p>
          </table:table-cell>
          <table:table-cell table:number-columns-repeated="2"/>
          <table:table-cell office:value-type="string">
            <text:p>if r is a square, then it takes every other repeat from its square roo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18|n&gt;2</text:p>
          </table:table-cell>
          <table:table-cell table:number-columns-repeated="2"/>
          <table:table-cell office:value-type="string">
            <text:p>if r is odd and &gt; 2, then n will repeat (r-1)*r^d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54|n&gt;3</text:p>
          </table:table-cell>
          <table:table-cell table:number-columns-repeated="2"/>
          <table:table-cell office:value-type="string">
            <text:p>y will always repeat after r^(d+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2|n&gt;1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4|n&gt;3</text:p>
          </table:table-cell>
          <table:table-cell table:number-columns-repeated="2"/>
          <table:table-cell office:value-type="string">
            <text:p>refinement: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16|n&gt;5</text:p>
          </table:table-cell>
          <table:table-cell table:number-columns-repeated="2"/>
          <table:table-cell office:value-type="string">
            <text:p>what about even squares? Cubes? Primes?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D16]*4" office:value-type="float" office:value="256">
            <text:p>256</text:p>
          </table:table-cell>
          <table:table-cell office:value-type="string">
            <text:p>64|n&gt;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4|n&gt;0</text:p>
          </table:table-cell>
          <table:table-cell table:number-columns-repeated="2"/>
          <table:table-cell office:value-type="string">
            <text:p>2 is weir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20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100|n&gt;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|n&gt;0</text:p>
          </table:table-cell>
          <table:table-cell table:style-name="ce2" table:number-columns-repeated="2"/>
          <table:table-cell table:style-name="ce4" office:value-type="string">
            <text:p>cyclic formluas: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6|n&gt;1</text:p>
          </table:table-cell>
          <table:table-cell table:style-name="ce2" table:number-columns-repeated="2"/>
          <table:table-cell table:style-name="ce4" office:value-type="string">
            <text:p>Y (=) r^(d+1) as x increment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string">
            <text:p>18|n&gt;2</text:p>
          </table:table-cell>
          <table:table-cell table:style-name="ce2" table:number-columns-repeated="2"/>
          <table:table-cell table:style-name="ce4" office:value-type="string">
            <text:p>N (=) 2*r^d | n&gt;d*(power of d, if d is square (2), cube (3), etc)</text:p>
          </table:table-cell>
          <table:table-cell table:style-name="ce2" table:number-columns-repeated="1016"/>
        </table:table-row>
        <table:table-row table:style-name="ro1">
          <table:table-cell table:number-columns-repeated="7"/>
          <table:table-cell office:value-type="string">
            <text:p>N cycles at higher frequencies for even numbers (2x),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6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42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49*7" office:value-type="float" office:value="343">
            <text:p>343</text:p>
          </table:table-cell>
          <table:table-cell office:value-type="string">
            <text:p>294|n&gt;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2|n&gt;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16|n&gt;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128|n&gt;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string">
            <text:p>54|n&gt;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81*9" office:value-type="float" office:value="729">
            <text:p>729</text:p>
          </table:table-cell>
          <table:table-cell office:value-type="string">
            <text:p>486|n&gt;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4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20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string">
            <text:p>100|n&gt;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|n&gt;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16^3" office:value-type="float" office:value="4096">
            <text:p>4096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8">08/18/2025</text:date>, <text:time>19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2T22:26:48.42</meta:creation-date>
    <dc:date>2025-08-18T19:50:24.52</dc:date>
    <meta:editing-duration>P6DT23H54M59S</meta:editing-duration>
    <meta:editing-cycles>9</meta:editing-cycles>
    <meta:generator>OpenOffice/4.1.8$Win32 OpenOffice.org_project/418m3$Build-9803</meta:generator>
    <meta:document-statistic meta:table-count="3" meta:cell-count="154" meta:object-count="0"/>
  </office:meta>
</office:document-meta>
</file>